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ir" svg:font-family="Calibir"/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dc0" officeooo:paragraph-rsid="001b6dc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libri" fo:font-weight="bold" style:font-weight-asian="bold" style:font-weight-complex="bold"/>
    </style:style>
    <style:style style:name="P4" style:family="paragraph"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48pt" fo:font-weight="bold" style:font-size-asian="40pt" style:font-weight-asian="bold" style:font-size-complex="48pt" style:font-weight-complex="bold"/>
    </style:style>
    <style:style style:name="T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libri" fo:font-weight="bold" style:font-weight-asian="bold" style:font-weight-complex="bold"/>
    </style:style>
    <style:style style:name="gr1" style:family="graphic">
      <style:graphic-properties draw:stroke="dash" draw:stroke-dash="Dot" svg:stroke-width="0.0799in" draw:marker-start-width="0.2575in" draw:marker-end="Arrowheads_20_1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t" svg:stroke-width="0.0799in" draw:marker-start="" draw:marker-start-width="0.2575in" draw:marker-end="Arrowheads_20_1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ot" svg:stroke-width="0.0598in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953in" fo:min-width="1.70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4" draw:text-style-name="P3" svg:width="1.8307in" svg:height="1.3248in" svg:x="0.1591in" svg:y="-0.2193in"><text:p text:style-name="P3"><text:span text:style-name="T3">Technicia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4" draw:text-style-name="P3" svg:width="1.8307in" svg:height="1.3248in" svg:x="4.8465in" svg:y="-0.1827in"><text:p text:style-name="P3"><text:span text:style-name="T3">Custom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4" draw:text-style-name="P4" svg:width="1.8307in" svg:height="1.3248in" svg:x="2.5016in" svg:y="3.9543in"><text:p text:style-name="P4"><text:span text:style-name="T2">Ban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4" draw:text-style-name="P3" svg:width="1.8307in" svg:height="1.3248in" svg:x="2.4854in" svg:y="1.7862in"><text:p text:style-name="P3"><text:span text:style-name="T1">AT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4" draw:name="Shape2" draw:style-name="gr3" draw:text-style-name="P2" svg:width="1.7205in" svg:height="0.0343in" draw:transform="rotate (-0.767595805027106) translate (1.2469972990366in 1.03962968285904in)" svg:viewBox="0 0 4371 88" svg:d="M0 88c3929 0 4025-65 4025-65l346-23"><text:p/></draw:path><draw:path text:anchor-type="paragraph" draw:z-index="5" draw:name="Shape3" draw:style-name="gr2" draw:text-style-name="P2" svg:width="1.672in" svg:height="1.4913in" draw:transform="rotate (-1.70256868532047) translate (6.0541666679011in 1.14166666683028in)" svg:viewBox="0 0 4248 3789" svg:d="M0 0c4176 0 4248 3789 4248 3789"><text:p/></draw:path><draw:line text:anchor-type="paragraph" draw:z-index="6" draw:name="Shape4" draw:style-name="gr1" draw:text-style-name="P2" svg:x1="3.3862in" svg:y1="3.1102in" svg:x2="3.3862in" svg:y2="3.9539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ir" svg:font-family="Calibir"/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20:34:03.292629447</meta:creation-date>
    <dc:date>2023-11-06T22:50:20.444004626</dc:date>
    <meta:editing-duration>PT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